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b3cac7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6" draw:style-name="gr1" draw:text-style-name="P1" svg:width="15.999cm" svg:height="8.999cm" svg:x="0.317cm" svg:y="18.925cm">
            <draw:object draw:notify-on-update-of-ranges="Hoja1.A35:Hoja1.M35 Hoja1.A36:Hoja1.M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7" draw:style-name="gr1" draw:text-style-name="P1" svg:width="16.468cm" svg:height="9.263cm" svg:x="16.512cm" svg:y="18.614cm">
            <draw:object draw:notify-on-update-of-ranges="Hoja1.A39:Hoja1.M39 Hoja1.A40:Hoja1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1" table:number-columns-repeated="4" table:default-cell-style-name="ce4"/>
        <table:table-column table:style-name="co5" table:number-columns-repeated="1011" table:default-cell-style-name="ce4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8"/>
          <table:table-cell table:style-name="ce8" office:value-type="string" calcext:value-type="string" table:number-columns-spanned="3" table:number-rows-spanned="1">
            <text:p>Niveles = [0, L-1]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Default" table:number-columns-repeated="8"/>
          <table:table-cell table:style-name="ce9" office:value-type="string" calcext:value-type="string">
            <text:p>L = 13</text:p>
          </table:table-cell>
          <table:table-cell table:style-name="Default"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Imagen Original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style-name="ce10" office:value-type="string" calcext:value-type="string">
            <text:p>Total = </text:p>
          </table:table-cell>
          <table:table-cell table:style-name="ce10" table:formula="of:=COUNT([.A6:.G12])" office:value-type="float" office:value="49" calcext:value-type="float">
            <text:p>49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11" office:value-type="string" calcext:value-type="string" table:number-columns-spanned="3" table:number-rows-spanned="1">
            <text:p>Valor a ecualizar = </text:p>
          </table:table-cell>
          <table:covered-table-cell table:number-columns-repeated="2"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" office:value-type="string" calcext:value-type="string" table:number-columns-spanned="18" table:number-rows-spanned="1">
            <text:p>Enunciado: Dada la imagen anterior, donde se expresan los niveles de intensidad (gris), realice el proceso de ecualización del histograma de la misma.</text:p>
          </table:table-cell>
          <table:covered-table-cell table:number-columns-repeated="17" table:style-name="Default"/>
          <table:table-cell table:style-name="Default" table:number-columns-repeated="1006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office:annotation draw:style-name="gr2" draw:text-style-name="P3" svg:width="2.899cm" svg:height="1.799cm" svg:x="1.73cm" svg:y="5.724cm" draw:caption-point-x="-0.61cm" draw:caption-point-y="1.51cm">
              <dc:date>2021-01-04T00:00:00</dc:date>
              <text:p text:style-name="P2">Niveles de intensidad</text:p>
            </office:annotation>
            <text:p>rk</text:p>
          </table:table-cell>
          <table:table-cell office:value-type="string" calcext:value-type="string">
            <office:annotation draw:style-name="gr2" draw:text-style-name="P3" svg:width="2.899cm" svg:height="1.799cm" svg:x="2.861cm" svg:y="5.724cm" draw:caption-point-x="-0.61cm" draw:caption-point-y="1.51cm">
              <dc:date>2021-01-04T00:00:00</dc:date>
              <text:p text:style-name="P2">Conteos (veces que aparece cada nivel de intensidad)</text:p>
            </office:annotation>
            <text:p>pk</text:p>
          </table:table-cell>
          <table:table-cell office:value-type="string" calcext:value-type="string">
            <office:annotation draw:style-name="gr3" draw:text-style-name="P3" svg:width="2.899cm" svg:height="2.176cm" svg:x="3.991cm" svg:y="5.724cm" draw:caption-point-x="-0.61cm" draw:caption-point-y="1.51cm">
              <dc:date>2021-01-04T00:00:00</dc:date>
              <text:p text:style-name="P2">Probabilidad de que aparezca el nivel de gris de la primera columna</text:p>
            </office:annotation>
            <text:p>pm</text:p>
          </table:table-cell>
          <table:table-cell office:value-type="string" calcext:value-type="string">
            <office:annotation draw:style-name="gr2" draw:text-style-name="P3" svg:width="2.899cm" svg:height="1.799cm" svg:x="5.122cm" svg:y="5.724cm" draw:caption-point-x="-0.61cm" draw:caption-point-y="1.51cm">
              <dc:date>2021-01-04T00:00:00</dc:date>
              <text:p text:style-name="P2">Probabilidad acumulativa</text:p>
            </office:annotation>
            <text:p>cm</text:p>
          </table:table-cell>
          <table:table-cell office:value-type="string" calcext:value-type="string">
            <office:annotation draw:style-name="gr2" draw:text-style-name="P3" svg:width="2.899cm" svg:height="3.756cm" svg:x="7.001cm" svg:y="5.724cm" draw:caption-point-x="-0.61cm" draw:caption-point-y="1.51cm">
              <dc:date>2021-01-04T00:00:00</dc:date>
              <text:p text:style-name="P2">Ecualizamos al nuevo valor. En este a 12. Se puede usar otras escalas, por ejemplo, se podría ecualizar en el rango [0, 20]</text:p>
            </office:annotation>
            <text:p>L = 12*cm</text:p>
          </table:table-cell>
          <table:table-cell office:value-type="string" calcext:value-type="string">
            <office:annotation draw:style-name="gr2" draw:text-style-name="P3" svg:width="2.899cm" svg:height="1.799cm" svg:x="8.974cm" svg:y="5.724cm" draw:caption-point-x="-0.61cm" draw:caption-point-y="1.51cm">
              <dc:date>2021-01-04T00:00:00</dc:date>
              <text:p text:style-name="P2">Redondeo a entero (hacia más infinito)</text:p>
            </office:annotation>
            <text:p>Redondeo</text:p>
          </table:table-cell>
          <table:table-cell office:value-type="string" calcext:value-type="string">
            <text:p>Rep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$A$6:.$G$12];[.A18])" office:value-type="float" office:value="1" calcext:value-type="float">
            <text:p>1</text:p>
          </table:table-cell>
          <table:table-cell table:formula="of:=[.B18]/[.$J$6]" office:value-type="float" office:value="0.0204081632653061" calcext:value-type="float">
            <text:p>0.020408163265306</text:p>
          </table:table-cell>
          <table:table-cell table:formula="of:=[.C18]" office:value-type="float" office:value="0.0204081632653061" calcext:value-type="float">
            <text:p>0.020408163265306</text:p>
          </table:table-cell>
          <table:table-cell table:formula="of:=[.$L$10]*[.D18]" office:value-type="float" office:value="0.244897959183673" calcext:value-type="float">
            <text:p>0.244897959183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.$A$6:.$G$12];[.A19])" office:value-type="float" office:value="6" calcext:value-type="float">
            <text:p>6</text:p>
          </table:table-cell>
          <table:table-cell table:formula="of:=[.B19]/[.$J$6]" office:value-type="float" office:value="0.122448979591837" calcext:value-type="float">
            <text:p>0.122448979591837</text:p>
          </table:table-cell>
          <table:table-cell table:formula="of:=[.C19]+[.D18]" office:value-type="float" office:value="0.142857142857143" calcext:value-type="float">
            <text:p>0.142857142857143</text:p>
          </table:table-cell>
          <table:table-cell table:formula="of:=[.$L$10]*[.D19]" office:value-type="float" office:value="1.71428571428571" calcext:value-type="float">
            <text:p>1.7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.$A$6:.$G$12];[.A20])" office:value-type="float" office:value="5" calcext:value-type="float">
            <text:p>5</text:p>
          </table:table-cell>
          <table:table-cell table:formula="of:=[.B20]/[.$J$6]" office:value-type="float" office:value="0.102040816326531" calcext:value-type="float">
            <text:p>0.102040816326531</text:p>
          </table:table-cell>
          <table:table-cell table:formula="of:=[.C20]+[.D19]" office:value-type="float" office:value="0.244897959183673" calcext:value-type="float">
            <text:p>0.244897959183673</text:p>
          </table:table-cell>
          <table:table-cell table:formula="of:=[.$L$10]*[.D20]" office:value-type="float" office:value="2.93877551020408" calcext:value-type="float">
            <text:p>2.938775510204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.$A$6:.$G$12];[.A21])" office:value-type="float" office:value="4" calcext:value-type="float">
            <text:p>4</text:p>
          </table:table-cell>
          <table:table-cell table:formula="of:=[.B21]/[.$J$6]" office:value-type="float" office:value="0.0816326530612245" calcext:value-type="float">
            <text:p>0.081632653061225</text:p>
          </table:table-cell>
          <table:table-cell table:formula="of:=[.C21]+[.D20]" office:value-type="float" office:value="0.326530612244898" calcext:value-type="float">
            <text:p>0.326530612244898</text:p>
          </table:table-cell>
          <table:table-cell table:formula="of:=[.$L$10]*[.D21]" office:value-type="float" office:value="3.91836734693878" calcext:value-type="float">
            <text:p>3.9183673469387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.$A$6:.$G$12];[.A22])" office:value-type="float" office:value="5" calcext:value-type="float">
            <text:p>5</text:p>
          </table:table-cell>
          <table:table-cell table:formula="of:=[.B22]/[.$J$6]" office:value-type="float" office:value="0.102040816326531" calcext:value-type="float">
            <text:p>0.102040816326531</text:p>
          </table:table-cell>
          <table:table-cell table:formula="of:=[.C22]+[.D21]" office:value-type="float" office:value="0.428571428571429" calcext:value-type="float">
            <text:p>0.428571428571429</text:p>
          </table:table-cell>
          <table:table-cell table:formula="of:=[.$L$10]*[.D22]" office:value-type="float" office:value="5.14285714285714" calcext:value-type="float">
            <text:p>5.142857142857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.$A$6:.$G$12];[.A23])" office:value-type="float" office:value="3" calcext:value-type="float">
            <text:p>3</text:p>
          </table:table-cell>
          <table:table-cell table:formula="of:=[.B23]/[.$J$6]" office:value-type="float" office:value="0.0612244897959184" calcext:value-type="float">
            <text:p>0.061224489795918</text:p>
          </table:table-cell>
          <table:table-cell table:formula="of:=[.C23]+[.D22]" office:value-type="float" office:value="0.489795918367347" calcext:value-type="float">
            <text:p>0.489795918367347</text:p>
          </table:table-cell>
          <table:table-cell table:formula="of:=[.$L$10]*[.D23]" office:value-type="float" office:value="5.87755102040816" calcext:value-type="float">
            <text:p>5.877551020408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COUNTIF([.$A$6:.$G$12];[.A24])" office:value-type="float" office:value="3" calcext:value-type="float">
            <text:p>3</text:p>
          </table:table-cell>
          <table:table-cell table:style-name="ce5" table:formula="of:=[.B24]/[.$J$6]" office:value-type="float" office:value="0.0612244897959184" calcext:value-type="float">
            <text:p>0.061224489795918</text:p>
          </table:table-cell>
          <table:table-cell table:style-name="ce5" table:formula="of:=[.C24]+[.D23]" office:value-type="float" office:value="0.551020408163265" calcext:value-type="float">
            <text:p>0.551020408163265</text:p>
          </table:table-cell>
          <table:table-cell table:style-name="ce5" table:formula="of:=[.$L$10]*[.D24]" office:value-type="float" office:value="6.61224489795918" calcext:value-type="float">
            <text:p>6.61224489795918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COUNTIF([.$A$6:.$G$12];[.A25])" office:value-type="float" office:value="2" calcext:value-type="float">
            <text:p>2</text:p>
          </table:table-cell>
          <table:table-cell table:style-name="ce5" table:formula="of:=[.B25]/[.$J$6]" office:value-type="float" office:value="0.0408163265306122" calcext:value-type="float">
            <text:p>0.040816326530612</text:p>
          </table:table-cell>
          <table:table-cell table:style-name="ce5" table:formula="of:=[.C25]+[.D24]" office:value-type="float" office:value="0.591836734693878" calcext:value-type="float">
            <text:p>0.591836734693878</text:p>
          </table:table-cell>
          <table:table-cell table:style-name="ce5" table:formula="of:=[.$L$10]*[.D25]" office:value-type="float" office:value="7.10204081632653" calcext:value-type="float">
            <text:p>7.10204081632653</text:p>
          </table:table-cell>
          <table:table-cell table:style-name="ce5"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.$A$6:.$G$12];[.A26])" office:value-type="float" office:value="4" calcext:value-type="float">
            <text:p>4</text:p>
          </table:table-cell>
          <table:table-cell table:formula="of:=[.B26]/[.$J$6]" office:value-type="float" office:value="0.0816326530612245" calcext:value-type="float">
            <text:p>0.081632653061225</text:p>
          </table:table-cell>
          <table:table-cell table:formula="of:=[.C26]+[.D25]" office:value-type="float" office:value="0.673469387755102" calcext:value-type="float">
            <text:p>0.673469387755102</text:p>
          </table:table-cell>
          <table:table-cell table:formula="of:=[.$L$10]*[.D26]" office:value-type="float" office:value="8.08163265306122" calcext:value-type="float">
            <text:p>8.08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([.$A$6:.$G$12];[.A27])" office:value-type="float" office:value="6" calcext:value-type="float">
            <text:p>6</text:p>
          </table:table-cell>
          <table:table-cell table:formula="of:=[.B27]/[.$J$6]" office:value-type="float" office:value="0.122448979591837" calcext:value-type="float">
            <text:p>0.122448979591837</text:p>
          </table:table-cell>
          <table:table-cell table:formula="of:=[.C27]+[.D26]" office:value-type="float" office:value="0.795918367346939" calcext:value-type="float">
            <text:p>0.795918367346939</text:p>
          </table:table-cell>
          <table:table-cell table:formula="of:=[.$L$10]*[.D27]" office:value-type="float" office:value="9.55102040816326" calcext:value-type="float">
            <text:p>9.551020408163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([.$A$6:.$G$12];[.A28])" office:value-type="float" office:value="5" calcext:value-type="float">
            <text:p>5</text:p>
          </table:table-cell>
          <table:table-cell table:formula="of:=[.B28]/[.$J$6]" office:value-type="float" office:value="0.102040816326531" calcext:value-type="float">
            <text:p>0.102040816326531</text:p>
          </table:table-cell>
          <table:table-cell table:formula="of:=[.C28]+[.D27]" office:value-type="float" office:value="0.897959183673469" calcext:value-type="float">
            <text:p>0.897959183673469</text:p>
          </table:table-cell>
          <table:table-cell table:formula="of:=[.$L$10]*[.D28]" office:value-type="float" office:value="10.7755102040816" calcext:value-type="float">
            <text:p>10.77551020408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table:formula="of:=COUNTIF([.$A$6:.$G$12];[.A29])" office:value-type="float" office:value="4" calcext:value-type="float">
            <text:p>4</text:p>
          </table:table-cell>
          <table:table-cell table:style-name="ce6" table:formula="of:=[.B29]/[.$J$6]" office:value-type="float" office:value="0.0816326530612245" calcext:value-type="float">
            <text:p>0.081632653061225</text:p>
          </table:table-cell>
          <table:table-cell table:style-name="ce6" table:formula="of:=[.C29]+[.D28]" office:value-type="float" office:value="0.979591836734694" calcext:value-type="float">
            <text:p>0.979591836734694</text:p>
          </table:table-cell>
          <table:table-cell table:style-name="ce6" table:formula="of:=[.$L$10]*[.D29]" office:value-type="float" office:value="11.7551020408163" calcext:value-type="float">
            <text:p>11.7551020408163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formula="of:=[.B29]+[.B30]" office:value-type="float" office:value="5" calcext:value-type="float" table:number-columns-spanned="1" table:number-rows-spanned="2">
            <text:p>5</text:p>
          </table:table-cell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table:formula="of:=COUNTIF([.$A$6:.$G$12];[.A30])" office:value-type="float" office:value="1" calcext:value-type="float">
            <text:p>1</text:p>
          </table:table-cell>
          <table:table-cell table:style-name="ce6" table:formula="of:=[.B30]/[.$J$6]" office:value-type="float" office:value="0.0204081632653061" calcext:value-type="float">
            <text:p>0.020408163265306</text:p>
          </table:table-cell>
          <table:table-cell table:style-name="ce6" table:formula="of:=[.C30]+[.D29]" office:value-type="float" office:value="1" calcext:value-type="float">
            <text:p>1</text:p>
          </table:table-cell>
          <table:table-cell table:style-name="ce6" table:formula="of:=[.$L$10]*[.D30]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covered-table-cell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4" table:number-rows-spanned="1">
            <text:p>Histograma Original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3" table:number-rows-spanned="1">
            <text:p>Histograma Ecualizado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6:19:05.480009909</meta:creation-date>
    <dc:date>2021-01-04T17:34:58.005614252</dc:date>
    <meta:editing-duration>PT43M51S</meta:editing-duration>
    <meta:editing-cycles>1</meta:editing-cycles>
    <meta:document-statistic meta:table-count="1" meta:cell-count="207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3cm" svg:y="0.315cm" chart:style-name="ch2">
          <text:p>Histograma Imagen Original</text:p>
        </chart:title>
        <chart:plot-area chart:style-name="ch3" table:cell-range-address="Hoja1.A35:Hoja1.M36" chart:data-source-has-labels="row" svg:x="0.32cm" svg:y="1.28cm" svg:width="15.36cm" svg:height="7.54cm">
          <chartooo:coordinate-region svg:x="0.76cm" svg:y="1.482cm" svg:width="14.92cm" svg:height="6.687cm"/>
          <chart:axis chart:dimension="x" chart:name="primary-x" chart:style-name="ch4" chartooo:axis-type="auto">
            <chartooo:date-scale/>
            <chart:categories table:cell-range-address="Hoja1.A35:Hoja1.M3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A36:Hoja1.M3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Hoja1.A35:Hoja1.M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3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oja1.A36:Hoja1.M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69cm" svg:height="9.264cm" xlink:href=".." xlink:type="simple" chart:class="chart:bar" chart:style-name="ch1">
        <chart:title svg:x="5.003cm" svg:y="0.32cm" chart:style-name="ch2">
          <text:p>Histograma Imagen Ecualizada</text:p>
        </chart:title>
        <chart:plot-area chart:style-name="ch3" table:cell-range-address="Hoja1.A39:Hoja1.M40" chart:data-source-has-labels="row" svg:x="0.329cm" svg:y="1.29cm" svg:width="15.811cm" svg:height="7.789cm">
          <chartooo:coordinate-region svg:x="0.769cm" svg:y="1.491cm" svg:width="15.371cm" svg:height="6.937cm"/>
          <chart:axis chart:dimension="x" chart:name="primary-x" chart:style-name="ch4" chartooo:axis-type="auto">
            <chartooo:date-scale/>
            <chart:categories table:cell-range-address="Hoja1.A39:Hoja1.M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A40:Hoja1.M40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Hoja1.A39:Hoja1.M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4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oja1.A40:Hoja1.M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